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ponResult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ponResult.setCouponName( String coup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ponResult.getCoup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ponResul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